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1.824cm"/>
    </style:style>
    <style:style style:name="co6" style:family="table-column">
      <style:table-column-properties fo:break-before="auto" style:column-width="1.524cm"/>
    </style:style>
    <style:style style:name="co7" style:family="table-column">
      <style:table-column-properties fo:break-before="auto" style:column-width="2.261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1.882cm"/>
    </style:style>
    <style:style style:name="co10" style:family="table-column">
      <style:table-column-properties fo:break-before="auto" style:column-width="2.014cm"/>
    </style:style>
    <style:style style:name="co11" style:family="table-column">
      <style:table-column-properties fo:break-before="auto" style:column-width="1.96cm"/>
    </style:style>
    <style:style style:name="co12" style:family="table-column">
      <style:table-column-properties fo:break-before="auto" style:column-width="2.963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bf00"/>
    </style:style>
    <style:style style:name="ce6" style:family="table-cell" style:parent-style-name="Default" style:data-style-name="N10122">
      <style:table-cell-properties fo:background-color="#ffbf00" style:text-align-source="fix" style:repeat-content="false"/>
      <style:paragraph-properties fo:text-align="start" fo:margin-left="0cm"/>
    </style:style>
    <style:style style:name="ce7" style:family="table-cell" style:parent-style-name="Default" style:data-style-name="N10122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Serif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ecbzip2" table:style-name="ta1">
        <table:shapes>
          <draw:frame draw:z-index="0" draw:style-name="gr1" draw:text-style-name="P1" svg:width="8.44cm" svg:height="7.985cm" svg:x="0.988cm" svg:y="10.55cm">
            <draw:object draw:notify-on-update-of-ranges="specbzip2.D2:specbzip2.D2 specbzip2.D4:specbzip2.D4 specbzip2.J2:specbzip2.J2 specbzip2.J4:specbzip2.J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906cm" svg:height="8.111cm" svg:x="10.631cm" svg:y="10.403cm">
            <draw:object draw:notify-on-update-of-ranges="specbzip2.E2:specbzip2.E2 specbzip2.E7:specbzip2.E8 specbzip2.E16:specbzip2.E16 specbzip2.E19:specbzip2.E19 specbzip2.J2:specbzip2.J2 specbzip2.J7:specbzip2.J8 specbzip2.J16:specbzip2.J16 specbzip2.J19:specbzip2.J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8.051cm" svg:height="7.696cm" svg:x="21.852cm" svg:y="10.838cm">
            <draw:object draw:notify-on-update-of-ranges="specbzip2.F2:specbzip2.F2 specbzip2.F9:specbzip2.F10 specbzip2.J2:specbzip2.J2 specbzip2.J9:specbzip2.J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Benchmarks</text:p>
          </table:table-cell>
          <table:table-cell table:style-name="ce2" office:value-type="string" calcext:value-type="string">
            <text:p>l1i (kB)</text:p>
          </table:table-cell>
          <table:table-cell table:style-name="ce2" office:value-type="string" calcext:value-type="string">
            <text:p>l1i_assoc</text:p>
          </table:table-cell>
          <table:table-cell table:style-name="ce2" office:value-type="string" calcext:value-type="string">
            <text:p>l1d (kB)</text:p>
          </table:table-cell>
          <table:table-cell table:style-name="ce2" office:value-type="string" calcext:value-type="string">
            <text:p>l1d_assoc</text:p>
          </table:table-cell>
          <table:table-cell table:style-name="ce2" office:value-type="string" calcext:value-type="string">
            <text:p>l2 (MB)</text:p>
          </table:table-cell>
          <table:table-cell table:style-name="ce2" office:value-type="string" calcext:value-type="string">
            <text:p>l2_assoc</text:p>
          </table:table-cell>
          <table:table-cell table:style-name="ce2" office:value-type="string" calcext:value-type="string">
            <text:p>line size (B)</text:p>
          </table:table-cell>
          <table:table-cell table:style-name="ce2" office:value-type="string" calcext:value-type="string">
            <text:p>empty</text:p>
          </table:table-cell>
          <table:table-cell table:style-name="ce6" office:value-type="string" calcext:value-type="string">
            <text:p>CPI</text:p>
          </table:table-cell>
          <table:table-cell table:style-name="ce8" office:value-type="string" calcext:value-type="string">
            <text:p>l1d_miss</text:p>
          </table:table-cell>
          <table:table-cell table:style-name="ce8" office:value-type="string" calcext:value-type="string">
            <text:p>l1i_miss</text:p>
          </table:table-cell>
          <table:table-cell table:style-name="ce8" office:value-type="string" calcext:value-type="string">
            <text:p>l2_miss</text:p>
          </table:table-cell>
          <table:table-cell/>
          <table:table-cell office:value-type="string" calcext:value-type="string">
            <text:p>cost</text:p>
          </table:table-cell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68187" calcext:value-type="float">
            <text:p>1.681870</text:p>
          </table:table-cell>
          <table:table-cell office:value-type="string" calcext:value-type="string">
            <text:p>0.015291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66195</text:p>
          </table:table-cell>
          <table:table-cell office:value-type="string" calcext:value-type="string">
            <text:p>l1d</text:p>
          </table:table-cell>
          <table:table-cell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681652</text:p>
          </table:table-cell>
          <table:table-cell office:value-type="string" calcext:value-type="string">
            <text:p>0.015291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266118</text:p>
          </table:table-cell>
          <table:table-cell office:value-type="string" calcext:value-type="string">
            <text:p>l1d_assoc</text:p>
          </table:table-cell>
          <table:table-cell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650216" calcext:value-type="float">
            <text:p>1.650216</text:p>
          </table:table-cell>
          <table:table-cell office:value-type="string" calcext:value-type="string">
            <text:p>0.012487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336854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682676" calcext:value-type="float">
            <text:p>1.682676</text:p>
          </table:table-cell>
          <table:table-cell office:value-type="string" calcext:value-type="string">
            <text:p>0.015291</text:p>
          </table:table-cell>
          <table:table-cell office:value-type="string" calcext:value-type="string">
            <text:p>0.000360</text:p>
          </table:table-cell>
          <table:table-cell office:value-type="string" calcext:value-type="string">
            <text:p>0.2647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681974" calcext:value-type="float">
            <text:p>1.681974</text:p>
          </table:table-cell>
          <table:table-cell office:value-type="string" calcext:value-type="string">
            <text:p>0.015292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2662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719307" calcext:value-type="float">
            <text:p>1.719307</text:p>
          </table:table-cell>
          <table:table-cell office:value-type="string" calcext:value-type="string">
            <text:p>0.018285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184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66491" calcext:value-type="float">
            <text:p>1.664910</text:p>
          </table:table-cell>
          <table:table-cell office:value-type="string" calcext:value-type="string">
            <text:p>0.013948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959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730154" calcext:value-type="float">
            <text:p>1.730154</text:p>
          </table:table-cell>
          <table:table-cell office:value-type="string" calcext:value-type="string">
            <text:p>0.015299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3177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648475" calcext:value-type="float">
            <text:p>1.648475</text:p>
          </table:table-cell>
          <table:table-cell office:value-type="string" calcext:value-type="string">
            <text:p>0.015261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300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681665</text:p>
          </table:table-cell>
          <table:table-cell office:value-type="string" calcext:value-type="string">
            <text:p>0.015285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667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683363</text:p>
          </table:table-cell>
          <table:table-cell office:value-type="string" calcext:value-type="string">
            <text:p>0.015292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667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1.799279</text:p>
          </table:table-cell>
          <table:table-cell office:value-type="string" calcext:value-type="string">
            <text:p>0.017524</text:p>
          </table:table-cell>
          <table:table-cell office:value-type="string" calcext:value-type="string">
            <text:p>0.000074</text:p>
          </table:table-cell>
          <table:table-cell office:value-type="string" calcext:value-type="string">
            <text:p>0.4066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1.638970</text:p>
          </table:table-cell>
          <table:table-cell office:value-type="string" calcext:value-type="string">
            <text:p>0.014462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1629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681897" calcext:value-type="float">
            <text:p>1.681897</text:p>
          </table:table-cell>
          <table:table-cell office:value-type="string" calcext:value-type="string">
            <text:p>0.015292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2662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657933" calcext:value-type="float">
            <text:p>1.657933</text:p>
          </table:table-cell>
          <table:table-cell office:value-type="string" calcext:value-type="string">
            <text:p>0.013391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3102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695661</text:p>
          </table:table-cell>
          <table:table-cell office:value-type="string" calcext:value-type="string">
            <text:p>0.015288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811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.659664</text:p>
          </table:table-cell>
          <table:table-cell office:value-type="string" calcext:value-type="string">
            <text:p>0.015415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1020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654354" calcext:value-type="float">
            <text:p>1.654354</text:p>
          </table:table-cell>
          <table:table-cell office:value-type="string" calcext:value-type="string">
            <text:p>0.013086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31874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ecbzip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128" calcext:value-type="float">
            <text:p>128</text:p>
          </table:table-cell>
          <table:table-cell table:style-name="ce2"/>
          <table:table-cell table:style-name="ce6" office:value-type="float" office:value="1.560331" calcext:value-type="float">
            <text:p>1.560331</text:p>
          </table:table-cell>
          <table:table-cell table:style-name="ce2" office:value-type="string" calcext:value-type="string">
            <text:p>0.009348</text:p>
          </table:table-cell>
          <table:table-cell table:style-name="ce2" office:value-type="string" calcext:value-type="string">
            <text:p>0.000054</text:p>
          </table:table-cell>
          <table:table-cell table:style-name="ce2" office:value-type="string" calcext:value-type="string">
            <text:p>0.228545</text:p>
          </table:table-cell>
          <table:table-cell table:formula="of:=[.J2]/[.J20]" office:value-type="float" office:value="1.07789308806913" calcext:value-type="float">
            <text:p>1,07789308806913</text:p>
          </table:table-cell>
          <table:table-cell/>
        </table:table-row>
        <table:table-row table:style-name="ro2" table:number-rows-repeated="76">
          <table:table-cell table:number-columns-repeated="9"/>
          <table:table-cell table:style-name="Default"/>
          <table:table-cell table:number-columns-repeated="5"/>
        </table:table-row>
        <table:table-row table:style-name="ro2">
          <table:table-cell table:number-columns-repeated="10"/>
          <table:table-cell table:style-name="ce1" table:number-columns-repeated="3"/>
          <table:table-cell table:number-columns-repeated="2"/>
        </table:table-row>
        <table:table-row table:style-name="ro2" table:number-rows-repeated="1048478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pecmcf" table:style-name="ta1">
        <table:shapes>
          <draw:frame draw:z-index="0" draw:style-name="gr1" draw:text-style-name="P1" svg:width="8.892cm" svg:height="8.565cm" svg:x="1.026cm" svg:y="9.504cm">
            <draw:object draw:notify-on-update-of-ranges="specmcf.B2:specmcf.B4 specmcf.J2:specmcf.J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9.467cm" svg:height="8.05cm" svg:x="10.753cm" svg:y="9.524cm">
            <draw:object draw:notify-on-update-of-ranges="specmcf.C2:specmcf.C2 specmcf.C5:specmcf.C6 specmcf.C15:specmcf.C16 specmcf.J2:specmcf.J2 specmcf.J5:specmcf.J6 specmcf.J15:specmcf.J1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9.036cm" svg:height="7.514cm" svg:x="21.024cm" svg:y="9.645cm">
            <draw:object draw:notify-on-update-of-ranges="specmcf.D2:specmcf.D2 specmcf.D4:specmcf.D4 specmcf.J2:specmcf.J2 specmcf.J4:specmcf.J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1" table:default-cell-style-name="ce7"/>
        <table:table-column table:style-name="co1" table:number-columns-repeated="4" table:default-cell-style-name="Default"/>
        <table:table-row table:style-name="ro1">
          <table:table-cell table:style-name="ce2" office:value-type="string" calcext:value-type="string">
            <text:p>Benchmarks</text:p>
          </table:table-cell>
          <table:table-cell table:style-name="ce2" office:value-type="string" calcext:value-type="string">
            <text:p>l1i (kB)</text:p>
          </table:table-cell>
          <table:table-cell table:style-name="ce2" office:value-type="string" calcext:value-type="string">
            <text:p>l1i_assoc</text:p>
          </table:table-cell>
          <table:table-cell table:style-name="ce2" office:value-type="string" calcext:value-type="string">
            <text:p>l1d (kB)</text:p>
          </table:table-cell>
          <table:table-cell table:style-name="ce2" office:value-type="string" calcext:value-type="string">
            <text:p>l1d_assoc</text:p>
          </table:table-cell>
          <table:table-cell table:style-name="ce2" office:value-type="string" calcext:value-type="string">
            <text:p>l2 (MB)</text:p>
          </table:table-cell>
          <table:table-cell table:style-name="ce2" office:value-type="string" calcext:value-type="string">
            <text:p>l2_assoc</text:p>
          </table:table-cell>
          <table:table-cell table:style-name="ce2" office:value-type="string" calcext:value-type="string">
            <text:p>line size (B)</text:p>
          </table:table-cell>
          <table:table-cell table:style-name="ce2" office:value-type="string" calcext:value-type="string">
            <text:p>empty</text:p>
          </table:table-cell>
          <table:table-cell table:style-name="ce6" office:value-type="string" calcext:value-type="string">
            <text:p>CPI</text:p>
          </table:table-cell>
          <table:table-cell table:style-name="ce8" office:value-type="string" calcext:value-type="string">
            <text:p>l1d_miss</text:p>
          </table:table-cell>
          <table:table-cell table:style-name="ce8" office:value-type="string" calcext:value-type="string">
            <text:p>l1i_miss</text:p>
          </table:table-cell>
          <table:table-cell table:style-name="ce8" office:value-type="string" calcext:value-type="string">
            <text:p>l2_miss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337784" calcext:value-type="float">
            <text:p>1.337784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20323</text:p>
          </table:table-cell>
          <table:table-cell office:value-type="string" calcext:value-type="string">
            <text:p>0.056083</text:p>
          </table:table-cell>
          <table:table-cell office:value-type="string" calcext:value-type="string">
            <text:p>l1i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209631" calcext:value-type="float">
            <text:p>1.209631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26870</text:p>
          </table:table-cell>
          <table:table-cell office:value-type="string" calcext:value-type="string">
            <text:p>l1i_assoc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209303" calcext:value-type="float">
            <text:p>1.209303</text:p>
          </table:table-cell>
          <table:table-cell office:value-type="string" calcext:value-type="string">
            <text:p>0.00182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78721</text:p>
          </table:table-cell>
          <table:table-cell office:value-type="string" calcext:value-type="string">
            <text:p>l1d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326278" calcext:value-type="float">
            <text:p>1.326278</text:p>
          </table:table-cell>
          <table:table-cell office:value-type="string" calcext:value-type="string">
            <text:p>0.001929</text:p>
          </table:table-cell>
          <table:table-cell office:value-type="string" calcext:value-type="string">
            <text:p>0.016207</text:p>
          </table:table-cell>
          <table:table-cell office:value-type="string" calcext:value-type="string">
            <text:p>0.068656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209728" calcext:value-type="float">
            <text:p>1.209728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26587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40752</text:p>
          </table:table-cell>
          <table:table-cell office:value-type="string" calcext:value-type="string">
            <text:p>0.002501</text:p>
          </table:table-cell>
          <table:table-cell office:value-type="string" calcext:value-type="string">
            <text:p>0.020321</text:p>
          </table:table-cell>
          <table:table-cell office:value-type="string" calcext:value-type="string">
            <text:p>0.054801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37467</text:p>
          </table:table-cell>
          <table:table-cell office:value-type="string" calcext:value-type="string">
            <text:p>0.001862</text:p>
          </table:table-cell>
          <table:table-cell office:value-type="string" calcext:value-type="string">
            <text:p>0.020323</text:p>
          </table:table-cell>
          <table:table-cell office:value-type="string" calcext:value-type="string">
            <text:p>0.056271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42337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20323</text:p>
          </table:table-cell>
          <table:table-cell office:value-type="string" calcext:value-type="string">
            <text:p>0.060102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37416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20323</text:p>
          </table:table-cell>
          <table:table-cell office:value-type="string" calcext:value-type="string">
            <text:p>0.055830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37731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20323</text:p>
          </table:table-cell>
          <table:table-cell office:value-type="string" calcext:value-type="string">
            <text:p>0.056076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37715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20323</text:p>
          </table:table-cell>
          <table:table-cell office:value-type="string" calcext:value-type="string">
            <text:p>0.056082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1.365106</text:p>
          </table:table-cell>
          <table:table-cell office:value-type="string" calcext:value-type="string">
            <text:p>0.002982</text:p>
          </table:table-cell>
          <table:table-cell office:value-type="string" calcext:value-type="string">
            <text:p>0.014561</text:p>
          </table:table-cell>
          <table:table-cell office:value-type="string" calcext:value-type="string">
            <text:p>0.127916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1.300766</text:p>
          </table:table-cell>
          <table:table-cell office:value-type="string" calcext:value-type="string">
            <text:p>0.001196</text:p>
          </table:table-cell>
          <table:table-cell office:value-type="string" calcext:value-type="string">
            <text:p>0.020417</text:p>
          </table:table-cell>
          <table:table-cell office:value-type="string" calcext:value-type="string">
            <text:p>0.030982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20963" calcext:value-type="float">
            <text:p>1.209630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26808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209631" calcext:value-type="float">
            <text:p>1.209631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26835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.320988</text:p>
          </table:table-cell>
          <table:table-cell office:value-type="string" calcext:value-type="string">
            <text:p>0.001105</text:p>
          </table:table-cell>
          <table:table-cell office:value-type="string" calcext:value-type="string">
            <text:p>0.025549</text:p>
          </table:table-cell>
          <table:table-cell office:value-type="string" calcext:value-type="string">
            <text:p>0.013032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1.360994</text:p>
          </table:table-cell>
          <table:table-cell office:value-type="string" calcext:value-type="string">
            <text:p>0.001597</text:p>
          </table:table-cell>
          <table:table-cell office:value-type="string" calcext:value-type="string">
            <text:p>0.026856</text:p>
          </table:table-cell>
          <table:table-cell office:value-type="string" calcext:value-type="string">
            <text:p>0.006308</text:p>
          </table:table-cell>
          <table:table-cell/>
        </table:table-row>
        <table:table-row table:style-name="ro2">
          <table:table-cell table:style-name="ce2" office:value-type="string" calcext:value-type="string">
            <text:p>specmcf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256" calcext:value-type="float">
            <text:p>256</text:p>
          </table:table-cell>
          <table:table-cell table:style-name="ce2"/>
          <table:table-cell table:style-name="ce6" office:value-type="float" office:value="1.16182" calcext:value-type="float">
            <text:p>1.161820</text:p>
          </table:table-cell>
          <table:table-cell table:style-name="ce2" office:value-type="string" calcext:value-type="string">
            <text:p>0.000690</text:p>
          </table:table-cell>
          <table:table-cell table:style-name="ce2" office:value-type="string" calcext:value-type="string">
            <text:p>0.000010</text:p>
          </table:table-cell>
          <table:table-cell table:style-name="ce2" office:value-type="string" calcext:value-type="string">
            <text:p>0.471585</text:p>
          </table:table-cell>
          <table:table-cell table:formula="of:=[.J2]/[.J19]" office:value-type="float" office:value="1.15145547503056" calcext:value-type="float">
            <text:p>1,15145547503056</text:p>
          </table:table-cell>
        </table:table-row>
      </table:table>
      <table:table table:name="specsjeng" table:style-name="ta1">
        <table:shapes>
          <draw:frame draw:z-index="0" draw:style-name="gr1" draw:text-style-name="P1" svg:width="11.854cm" svg:height="8.99cm" svg:x="1.35cm" svg:y="9.811cm">
            <draw:object draw:notify-on-update-of-ranges="specsjeng.H2:specsjeng.H2 specsjeng.H13:specsjeng.H14 specsjeng.H17:specsjeng.H20 specsjeng.J2:specsjeng.J2 specsjeng.J13:specsjeng.J14 specsjeng.J17:specsjeng.J2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1" table:default-cell-style-name="ce7"/>
        <table:table-column table:style-name="co1" table:number-columns-repeated="4" table:default-cell-style-name="Default"/>
        <table:table-row table:style-name="ro1">
          <table:table-cell table:style-name="ce2" office:value-type="string" calcext:value-type="string">
            <text:p>Benchmarks</text:p>
          </table:table-cell>
          <table:table-cell table:style-name="ce2" office:value-type="string" calcext:value-type="string">
            <text:p>l1i (kB)</text:p>
          </table:table-cell>
          <table:table-cell table:style-name="ce2" office:value-type="string" calcext:value-type="string">
            <text:p>l1i_assoc</text:p>
          </table:table-cell>
          <table:table-cell table:style-name="ce2" office:value-type="string" calcext:value-type="string">
            <text:p>l1d (kB)</text:p>
          </table:table-cell>
          <table:table-cell table:style-name="ce2" office:value-type="string" calcext:value-type="string">
            <text:p>l1d_assoc</text:p>
          </table:table-cell>
          <table:table-cell table:style-name="ce2" office:value-type="string" calcext:value-type="string">
            <text:p>l2 (MB)</text:p>
          </table:table-cell>
          <table:table-cell table:style-name="ce2" office:value-type="string" calcext:value-type="string">
            <text:p>l2_assoc</text:p>
          </table:table-cell>
          <table:table-cell table:style-name="ce2" office:value-type="string" calcext:value-type="string">
            <text:p>line size (B)</text:p>
          </table:table-cell>
          <table:table-cell table:style-name="ce2" office:value-type="string" calcext:value-type="string">
            <text:p>empty</text:p>
          </table:table-cell>
          <table:table-cell table:style-name="ce6" office:value-type="string" calcext:value-type="string">
            <text:p>CPI</text:p>
          </table:table-cell>
          <table:table-cell table:style-name="ce8" office:value-type="string" calcext:value-type="string">
            <text:p>l1d_miss</text:p>
          </table:table-cell>
          <table:table-cell table:style-name="ce8" office:value-type="string" calcext:value-type="string">
            <text:p>l1i_miss</text:p>
          </table:table-cell>
          <table:table-cell table:style-name="ce8" office:value-type="string" calcext:value-type="string">
            <text:p>l2_miss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0.318732" calcext:value-type="float">
            <text:p>10.318732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964</text:p>
          </table:table-cell>
          <table:table-cell office:value-type="string" calcext:value-type="string">
            <text:p>line size</text:p>
          </table:table-cell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995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999972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928</text:p>
          </table:table-cell>
          <table:table-cell office:value-type="string" calcext:value-type="string">
            <text:p>0.12183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999975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844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999877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505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999971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9038</text:p>
          </table:table-cell>
          <table:table-cell office:value-type="string" calcext:value-type="string">
            <text:p>0.12186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404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826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965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21508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964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3424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964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529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964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9355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964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7.736855" calcext:value-type="float">
            <text:p>17.736855</text:p>
          </table:table-cell>
          <table:table-cell office:value-type="string" calcext:value-type="string">
            <text:p>0.24366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999982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6.831309" calcext:value-type="float">
            <text:p>6.831309</text:p>
          </table:table-cell>
          <table:table-cell office:value-type="string" calcext:value-type="string">
            <text:p>0.06092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999930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347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964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310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964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5.199911" calcext:value-type="float">
            <text:p>5.199911</text:p>
          </table:table-cell>
          <table:table-cell office:value-type="string" calcext:value-type="string">
            <text:p>0.03046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999847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3.962386" calcext:value-type="float">
            <text:p>3.962386</text:p>
          </table:table-cell>
          <table:table-cell office:value-type="string" calcext:value-type="string">
            <text:p>0.01523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999538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3.275387" calcext:value-type="float">
            <text:p>3.275387</text:p>
          </table:table-cell>
          <table:table-cell office:value-type="string" calcext:value-type="string">
            <text:p>0.0076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998202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3.087181" calcext:value-type="float">
            <text:p>3.087181</text:p>
          </table:table-cell>
          <table:table-cell office:value-type="string" calcext:value-type="string">
            <text:p>0.0038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994878</text:p>
          </table:table-cell>
          <table:table-cell/>
        </table:table-row>
        <table:table-row table:style-name="ro2">
          <table:table-cell table:style-name="ce2" office:value-type="string" calcext:value-type="string">
            <text:p>specsjeng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48" calcext:value-type="float">
            <text:p>2048</text:p>
          </table:table-cell>
          <table:table-cell table:style-name="ce2"/>
          <table:table-cell table:style-name="ce6" office:value-type="float" office:value="3.087033" calcext:value-type="float">
            <text:p>3.087033</text:p>
          </table:table-cell>
          <table:table-cell table:style-name="ce2" office:value-type="string" calcext:value-type="string">
            <text:p>0.003814</text:p>
          </table:table-cell>
          <table:table-cell table:style-name="ce2" office:value-type="string" calcext:value-type="string">
            <text:p>0.000012</text:p>
          </table:table-cell>
          <table:table-cell table:style-name="ce2" office:value-type="string" calcext:value-type="string">
            <text:p>0.996868</text:p>
          </table:table-cell>
          <table:table-cell table:formula="of:=[.J2]/[.J21]" office:value-type="float" office:value="3.34260501912354" calcext:value-type="float">
            <text:p>3,34260501912354</text:p>
          </table:table-cell>
        </table:table-row>
      </table:table>
      <table:table table:name="spechmmer" table:style-name="ta1">
        <table:shapes>
          <draw:frame draw:z-index="0" draw:style-name="gr1" draw:text-style-name="P1" svg:width="12.317cm" svg:height="8.991cm" svg:x="0.807cm" svg:y="9.113cm">
            <draw:object draw:notify-on-update-of-ranges="spechmmer.H2:spechmmer.H2 spechmmer.H13:spechmmer.H14 spechmmer.H17:spechmmer.H18 spechmmer.J2:spechmmer.J2 spechmmer.J13:spechmmer.J14 spechmmer.J17:spechmmer.J1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8.104cm" svg:height="8.867cm" svg:x="14.111cm" svg:y="9.134cm">
            <draw:object draw:notify-on-update-of-ranges="spechmmer.D2:spechmmer.D2 spechmmer.D4:spechmmer.D4 spechmmer.J2:spechmmer.J2 spechmmer.J4:spechmmer.J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1" table:default-cell-style-name="ce7"/>
        <table:table-column table:style-name="co1" table:number-columns-repeated="4" table:default-cell-style-name="Default"/>
        <table:table-row table:style-name="ro1">
          <table:table-cell table:style-name="ce2" office:value-type="string" calcext:value-type="string">
            <text:p>Benchmarks</text:p>
          </table:table-cell>
          <table:table-cell table:style-name="ce2" office:value-type="string" calcext:value-type="string">
            <text:p>l1i (kB)</text:p>
          </table:table-cell>
          <table:table-cell table:style-name="ce2" office:value-type="string" calcext:value-type="string">
            <text:p>l1i_assoc</text:p>
          </table:table-cell>
          <table:table-cell table:style-name="ce2" office:value-type="string" calcext:value-type="string">
            <text:p>l1d (kB)</text:p>
          </table:table-cell>
          <table:table-cell table:style-name="ce2" office:value-type="string" calcext:value-type="string">
            <text:p>l1d_assoc</text:p>
          </table:table-cell>
          <table:table-cell table:style-name="ce2" office:value-type="string" calcext:value-type="string">
            <text:p>l2 (MB)</text:p>
          </table:table-cell>
          <table:table-cell table:style-name="ce2" office:value-type="string" calcext:value-type="string">
            <text:p>l2_assoc</text:p>
          </table:table-cell>
          <table:table-cell table:style-name="ce2" office:value-type="string" calcext:value-type="string">
            <text:p>line size (B)</text:p>
          </table:table-cell>
          <table:table-cell table:style-name="ce2" office:value-type="string" calcext:value-type="string">
            <text:p>empty</text:p>
          </table:table-cell>
          <table:table-cell table:style-name="ce6" office:value-type="string" calcext:value-type="string">
            <text:p>CPI</text:p>
          </table:table-cell>
          <table:table-cell table:style-name="ce8" office:value-type="string" calcext:value-type="string">
            <text:p>l1d_miss</text:p>
          </table:table-cell>
          <table:table-cell table:style-name="ce8" office:value-type="string" calcext:value-type="string">
            <text:p>l1i_miss</text:p>
          </table:table-cell>
          <table:table-cell table:style-name="ce8" office:value-type="string" calcext:value-type="string">
            <text:p>l2_miss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274384" calcext:value-type="float">
            <text:p>1.274384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00463</text:p>
          </table:table-cell>
          <table:table-cell office:value-type="string" calcext:value-type="string">
            <text:p>0.072980</text:p>
          </table:table-cell>
          <table:table-cell office:value-type="string" calcext:value-type="string">
            <text:p>line size</text:p>
          </table:table-cell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273683" calcext:value-type="float">
            <text:p>1.273683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00169</text:p>
          </table:table-cell>
          <table:table-cell office:value-type="string" calcext:value-type="string">
            <text:p>0.078951</text:p>
          </table:table-cell>
          <table:table-cell office:value-type="string" calcext:value-type="string">
            <text:p>l1d</text:p>
          </table:table-cell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272182" calcext:value-type="float">
            <text:p>1.272182</text:p>
          </table:table-cell>
          <table:table-cell office:value-type="string" calcext:value-type="string">
            <text:p>0.000710</text:p>
          </table:table-cell>
          <table:table-cell office:value-type="string" calcext:value-type="string">
            <text:p>0.000234</text:p>
          </table:table-cell>
          <table:table-cell office:value-type="string" calcext:value-type="string">
            <text:p>0.171455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89840</text:p>
          </table:table-cell>
          <table:table-cell office:value-type="string" calcext:value-type="string">
            <text:p>0.001618</text:p>
          </table:table-cell>
          <table:table-cell office:value-type="string" calcext:value-type="string">
            <text:p>0.003670</text:p>
          </table:table-cell>
          <table:table-cell office:value-type="string" calcext:value-type="string">
            <text:p>0.040131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3607</text:p>
          </table:table-cell>
          <table:table-cell office:value-type="string" calcext:value-type="string">
            <text:p>0.001618</text:p>
          </table:table-cell>
          <table:table-cell office:value-type="string" calcext:value-type="string">
            <text:p>0.000163</text:p>
          </table:table-cell>
          <table:table-cell office:value-type="string" calcext:value-type="string">
            <text:p>0.079038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03782</text:p>
          </table:table-cell>
          <table:table-cell office:value-type="string" calcext:value-type="string">
            <text:p>0.003626</text:p>
          </table:table-cell>
          <table:table-cell office:value-type="string" calcext:value-type="string">
            <text:p>0.000465</text:p>
          </table:table-cell>
          <table:table-cell office:value-type="string" calcext:value-type="string">
            <text:p>0.033763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049</text:p>
          </table:table-cell>
          <table:table-cell office:value-type="string" calcext:value-type="string">
            <text:p>0.001557</text:p>
          </table:table-cell>
          <table:table-cell office:value-type="string" calcext:value-type="string">
            <text:p>0.000462</text:p>
          </table:table-cell>
          <table:table-cell office:value-type="string" calcext:value-type="string">
            <text:p>0.075833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384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00463</text:p>
          </table:table-cell>
          <table:table-cell office:value-type="string" calcext:value-type="string">
            <text:p>0.072980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384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00463</text:p>
          </table:table-cell>
          <table:table-cell office:value-type="string" calcext:value-type="string">
            <text:p>0.072980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384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00463</text:p>
          </table:table-cell>
          <table:table-cell office:value-type="string" calcext:value-type="string">
            <text:p>0.072980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384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00463</text:p>
          </table:table-cell>
          <table:table-cell office:value-type="string" calcext:value-type="string">
            <text:p>0.072980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.286132" calcext:value-type="float">
            <text:p>1.286132</text:p>
          </table:table-cell>
          <table:table-cell office:value-type="string" calcext:value-type="string">
            <text:p>0.003020</text:p>
          </table:table-cell>
          <table:table-cell office:value-type="string" calcext:value-type="string">
            <text:p>0.000403</text:p>
          </table:table-cell>
          <table:table-cell office:value-type="string" calcext:value-type="string">
            <text:p>0.075390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.268047" calcext:value-type="float">
            <text:p>1.268047</text:p>
          </table:table-cell>
          <table:table-cell office:value-type="string" calcext:value-type="string">
            <text:p>0.000895</text:p>
          </table:table-cell>
          <table:table-cell office:value-type="string" calcext:value-type="string">
            <text:p>0.000504</text:p>
          </table:table-cell>
          <table:table-cell office:value-type="string" calcext:value-type="string">
            <text:p>0.066270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384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00463</text:p>
          </table:table-cell>
          <table:table-cell office:value-type="string" calcext:value-type="string">
            <text:p>0.072980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384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00463</text:p>
          </table:table-cell>
          <table:table-cell office:value-type="string" calcext:value-type="string">
            <text:p>0.072980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.264872" calcext:value-type="float">
            <text:p>1.264872</text:p>
          </table:table-cell>
          <table:table-cell office:value-type="string" calcext:value-type="string">
            <text:p>0.000572</text:p>
          </table:table-cell>
          <table:table-cell office:value-type="string" calcext:value-type="string">
            <text:p>0.000560</text:p>
          </table:table-cell>
          <table:table-cell office:value-type="string" calcext:value-type="string">
            <text:p>0.052727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.267405" calcext:value-type="float">
            <text:p>1.267405</text:p>
          </table:table-cell>
          <table:table-cell office:value-type="string" calcext:value-type="string">
            <text:p>0.000489</text:p>
          </table:table-cell>
          <table:table-cell office:value-type="string" calcext:value-type="string">
            <text:p>0.000897</text:p>
          </table:table-cell>
          <table:table-cell office:value-type="string" calcext:value-type="string">
            <text:p>0.028724</text:p>
          </table:table-cell>
          <table:table-cell/>
        </table:table-row>
        <table:table-row table:style-name="ro2">
          <table:table-cell table:style-name="ce2" office:value-type="string" calcext:value-type="string">
            <text:p>spechmmer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56" calcext:value-type="float">
            <text:p>256</text:p>
          </table:table-cell>
          <table:table-cell table:style-name="ce2"/>
          <table:table-cell table:style-name="ce6" office:value-type="float" office:value="1.261708" calcext:value-type="float">
            <text:p>1.261708</text:p>
          </table:table-cell>
          <table:table-cell table:style-name="ce2" office:value-type="string" calcext:value-type="string">
            <text:p>0.000212</text:p>
          </table:table-cell>
          <table:table-cell table:style-name="ce2" office:value-type="string" calcext:value-type="string">
            <text:p>0.000047</text:p>
          </table:table-cell>
          <table:table-cell table:style-name="ce2" office:value-type="string" calcext:value-type="string">
            <text:p>0.196459</text:p>
          </table:table-cell>
          <table:table-cell table:formula="of:=[.J2]/[.J19]" office:value-type="float" office:value="1.01004669860221" calcext:value-type="float">
            <text:p>1,01004669860221</text:p>
          </table:table-cell>
        </table:table-row>
      </table:table>
      <table:table table:name="speclibm" table:style-name="ta1">
        <table:shapes>
          <draw:frame draw:z-index="0" draw:style-name="gr1" draw:text-style-name="P1" svg:width="11.907cm" svg:height="8.999cm" svg:x="0.854cm" svg:y="9.869cm">
            <draw:object draw:notify-on-update-of-ranges="speclibm.H2:speclibm.H2 speclibm.H13:speclibm.H14 speclibm.H17:speclibm.H20 speclibm.J2:speclibm.J2 speclibm.J13:speclibm.J14 speclibm.J17:speclibm.J2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1" table:default-cell-style-name="ce7"/>
        <table:table-column table:style-name="co1" table:number-columns-repeated="4" table:default-cell-style-name="Default"/>
        <table:table-row table:style-name="ro1">
          <table:table-cell table:style-name="ce2" office:value-type="string" calcext:value-type="string">
            <text:p>Benchmarks</text:p>
          </table:table-cell>
          <table:table-cell table:style-name="ce2" office:value-type="string" calcext:value-type="string">
            <text:p>l1i (kB)</text:p>
          </table:table-cell>
          <table:table-cell table:style-name="ce2" office:value-type="string" calcext:value-type="string">
            <text:p>l1i_assoc</text:p>
          </table:table-cell>
          <table:table-cell table:style-name="ce2" office:value-type="string" calcext:value-type="string">
            <text:p>l1d (kB)</text:p>
          </table:table-cell>
          <table:table-cell table:style-name="ce2" office:value-type="string" calcext:value-type="string">
            <text:p>l1d_assoc</text:p>
          </table:table-cell>
          <table:table-cell table:style-name="ce2" office:value-type="string" calcext:value-type="string">
            <text:p>l2 (MB)</text:p>
          </table:table-cell>
          <table:table-cell table:style-name="ce2" office:value-type="string" calcext:value-type="string">
            <text:p>l2_assoc</text:p>
          </table:table-cell>
          <table:table-cell table:style-name="ce2" office:value-type="string" calcext:value-type="string">
            <text:p>line size (B)</text:p>
          </table:table-cell>
          <table:table-cell table:style-name="ce2" office:value-type="string" calcext:value-type="string">
            <text:p>empty</text:p>
          </table:table-cell>
          <table:table-cell table:style-name="ce6" office:value-type="string" calcext:value-type="string">
            <text:p>CPI</text:p>
          </table:table-cell>
          <table:table-cell table:style-name="ce8" office:value-type="string" calcext:value-type="string">
            <text:p>l1d_miss</text:p>
          </table:table-cell>
          <table:table-cell table:style-name="ce8" office:value-type="string" calcext:value-type="string">
            <text:p>l1i_miss</text:p>
          </table:table-cell>
          <table:table-cell table:style-name="ce8" office:value-type="string" calcext:value-type="string">
            <text:p>l2_miss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3.459115" calcext:value-type="float">
            <text:p>3.459115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99930</text:p>
          </table:table-cell>
          <table:table-cell office:value-type="string" calcext:value-type="string">
            <text:p>line size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85</text:p>
          </table:table-cell>
          <table:table-cell office:value-type="string" calcext:value-type="string">
            <text:p>0.999966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87</text:p>
          </table:table-cell>
          <table:table-cell office:value-type="string" calcext:value-type="string">
            <text:p>0.999953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7873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106</text:p>
          </table:table-cell>
          <table:table-cell office:value-type="string" calcext:value-type="string">
            <text:p>0.999849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87</text:p>
          </table:table-cell>
          <table:table-cell office:value-type="string" calcext:value-type="string">
            <text:p>0.999951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79770</text:p>
          </table:table-cell>
          <table:table-cell office:value-type="string" calcext:value-type="string">
            <text:p>0.049659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81718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99930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60983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99930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4754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99930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99930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7422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99930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.650345" calcext:value-type="float">
            <text:p>5.650345</text:p>
          </table:table-cell>
          <table:table-cell office:value-type="string" calcext:value-type="string">
            <text:p>0.098032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0.999972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2.514562" calcext:value-type="float">
            <text:p>2.514562</text:p>
          </table:table-cell>
          <table:table-cell office:value-type="string" calcext:value-type="string">
            <text:p>0.024510</text:p>
          </table:table-cell>
          <table:table-cell office:value-type="string" calcext:value-type="string">
            <text:p>0.000109</text:p>
          </table:table-cell>
          <table:table-cell office:value-type="string" calcext:value-type="string">
            <text:p>0.999808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3.457422" calcext:value-type="float">
            <text:p>3.457422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99930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3.457422" calcext:value-type="float">
            <text:p>3.457422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99930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.888624" calcext:value-type="float">
            <text:p>1.888624</text:p>
          </table:table-cell>
          <table:table-cell office:value-type="string" calcext:value-type="string">
            <text:p>0.012256</text:p>
          </table:table-cell>
          <table:table-cell office:value-type="string" calcext:value-type="string">
            <text:p>0.000122</text:p>
          </table:table-cell>
          <table:table-cell office:value-type="string" calcext:value-type="string">
            <text:p>0.999501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.593137" calcext:value-type="float">
            <text:p>1.593137</text:p>
          </table:table-cell>
          <table:table-cell office:value-type="string" calcext:value-type="string">
            <text:p>0.006129</text:p>
          </table:table-cell>
          <table:table-cell office:value-type="string" calcext:value-type="string">
            <text:p>0.000178</text:p>
          </table:table-cell>
          <table:table-cell office:value-type="string" calcext:value-type="string">
            <text:p>0.998577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1.457717" calcext:value-type="float">
            <text:p>1.457717</text:p>
          </table:table-cell>
          <table:table-cell office:value-type="string" calcext:value-type="string">
            <text:p>0.003065</text:p>
          </table:table-cell>
          <table:table-cell office:value-type="string" calcext:value-type="string">
            <text:p>0.000192</text:p>
          </table:table-cell>
          <table:table-cell office:value-type="string" calcext:value-type="string">
            <text:p>0.996047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1.402007" calcext:value-type="float">
            <text:p>1.402007</text:p>
          </table:table-cell>
          <table:table-cell office:value-type="string" calcext:value-type="string">
            <text:p>0.001534</text:p>
          </table:table-cell>
          <table:table-cell office:value-type="string" calcext:value-type="string">
            <text:p>0.000201</text:p>
          </table:table-cell>
          <table:table-cell office:value-type="string" calcext:value-type="string">
            <text:p>0.990392</text:p>
          </table:table-cell>
          <table:table-cell/>
        </table:table-row>
        <table:table-row table:style-name="ro2">
          <table:table-cell table:style-name="ce2" office:value-type="string" calcext:value-type="string">
            <text:p>speclibm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48" calcext:value-type="float">
            <text:p>2048</text:p>
          </table:table-cell>
          <table:table-cell table:style-name="ce2"/>
          <table:table-cell table:style-name="ce6" office:value-type="float" office:value="1.402052" calcext:value-type="float">
            <text:p>1.402052</text:p>
          </table:table-cell>
          <table:table-cell table:style-name="ce2" office:value-type="string" calcext:value-type="string">
            <text:p>0.001534</text:p>
          </table:table-cell>
          <table:table-cell table:style-name="ce2" office:value-type="string" calcext:value-type="string">
            <text:p>0.000234</text:p>
          </table:table-cell>
          <table:table-cell table:style-name="ce2" office:value-type="string" calcext:value-type="string">
            <text:p>0.988701</text:p>
          </table:table-cell>
          <table:table-cell table:formula="of:=[.J2]/[.J21]" office:value-type="float" office:value="2.46718024723762" calcext:value-type="float">
            <text:p>2,467180247237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 number:title="Προσαρμοσμένη">
      <number:number number:decimal-places="3" loext:min-decimal-places="3" number:min-integer-digits="1"/>
    </number:number-style>
    <number:number-style style:name="N108">
      <number:number number:decimal-places="1" loext:min-decimal-places="1" number:min-integer-digits="1"/>
    </number:number-style>
    <number:number-style style:name="N10121" number:language="en" number:country="US" number:title="Προσαρμοσμένη">
      <number:number number:decimal-places="3" loext:min-decimal-places="3" number:min-integer-digits="1"/>
    </number:number-style>
    <number:number-style style:name="N10122" number:language="en" number:country="US">
      <number:number number:decimal-places="6" loext:min-decimal-places="6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0">00/00/0000</text:date>, <text:time style:data-style-name="N2" text:time-value="19:21:39.353030022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7T20:31:19.789997224</meta:creation-date>
    <dc:date>2020-01-10T19:23:28.989711745</dc:date>
    <meta:editing-duration>PT18H1M42S</meta:editing-duration>
    <meta:editing-cycles>17</meta:editing-cycles>
    <meta:generator>LibreOffice/6.3.4.2.0$Linux_X86_64 LibreOffice_project/30$Build-2</meta:generator>
    <meta:document-statistic meta:table-count="5" meta:cell-count="1221" meta:object-count="10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441cm" svg:height="7.986cm" xlink:href=".." xlink:type="simple" chart:class="chart:bar" chart:style-name="ch1">
        <chart:title svg:x="2.492cm" svg:y="0.295cm" chart:style-name="ch2">
          <text:p>L1D (kB) vs CPI</text:p>
        </chart:title>
        <chart:plot-area chart:style-name="ch3" table:cell-range-address="specbzip2.D2:specbzip2.D2 specbzip2.D4:specbzip2.D4 specbzip2.J2:specbzip2.J2 specbzip2.J4:specbzip2.J4" chart:data-source-has-labels="column" svg:x="0.168cm" svg:y="1.243cm" svg:width="8.105cm" svg:height="6.584cm">
          <chartooo:coordinate-region svg:x="1.836cm" svg:y="1.447cm" svg:width="6.437cm" svg:height="5.725cm"/>
          <chart:axis chart:dimension="x" chart:name="primary-x" chart:style-name="ch4" chartooo:axis-type="auto">
            <chartooo:date-scale/>
            <chart:categories table:cell-range-address="specbzip2.D2:specbzip2.D2 specbzip2.D4:specbzip2.D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bzip2.J2:specbzip2.J2 specbzip2.J4:specbzip2.J4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pecbzip2.D2:specbzip2.D2 specbzip2.D4:specbzip2.D4</svg:desc>
                </draw:g>
              </table:table-cell>
              <table:table-cell office:value-type="float" office:value="1.68187">
                <text:p>1.68187</text:p>
                <draw:g>
                  <svg:desc>specbzip2.J2:specbzip2.J2 specbzip2.J4:specbzip2.J4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.650216">
                <text:p>1.6502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105cm" svg:height="8.868cm" xlink:href=".." xlink:type="simple" chart:class="chart:bar" chart:style-name="ch1">
        <chart:title svg:x="2.324cm" svg:y="0.313cm" chart:style-name="ch2">
          <text:p>L1D (kB) vs CPI</text:p>
        </chart:title>
        <chart:plot-area chart:style-name="ch3" table:cell-range-address="spechmmer.D2:spechmmer.D2 spechmmer.D4:spechmmer.D4 spechmmer.J2:spechmmer.J2 spechmmer.J4:spechmmer.J4" chart:data-source-has-labels="column" svg:x="0.162cm" svg:y="1.279cm" svg:width="7.781cm" svg:height="7.412cm">
          <chartooo:coordinate-region svg:x="1.83cm" svg:y="1.483cm" svg:width="6.113cm" svg:height="6.553cm"/>
          <chart:axis chart:dimension="x" chart:name="primary-x" chart:style-name="ch4" chartooo:axis-type="auto">
            <chartooo:date-scale/>
            <chart:categories table:cell-range-address="spechmmer.D2:spechmmer.D2 spechmmer.D4:spechmmer.D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hmmer.J2:spechmmer.J2 spechmmer.J4:spechmmer.J4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pechmmer.D2:spechmmer.D2 spechmmer.D4:spechmmer.D4</svg:desc>
                </draw:g>
              </table:table-cell>
              <table:table-cell office:value-type="float" office:value="1.274384">
                <text:p>1.274384</text:p>
                <draw:g>
                  <svg:desc>spechmmer.J2:spechmmer.J2 spechmmer.J4:spechmmer.J4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.272182">
                <text:p>1.27218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907cm" svg:height="8.112cm" xlink:href=".." xlink:type="simple" chart:class="chart:bar" chart:style-name="ch1">
        <chart:title svg:x="3.052cm" svg:y="0.298cm" chart:style-name="ch2">
          <text:p>L1D assoc vs CPI</text:p>
        </chart:title>
        <chart:plot-area chart:style-name="ch3" table:cell-range-address="specbzip2.E2:specbzip2.E2 specbzip2.E7:specbzip2.E8 specbzip2.E16:specbzip2.E16 specbzip2.E19:specbzip2.E19 specbzip2.J2:specbzip2.J2 specbzip2.J7:specbzip2.J8 specbzip2.J16:specbzip2.J16 specbzip2.J19:specbzip2.J19" chart:data-source-has-labels="column" svg:x="0.198cm" svg:y="1.249cm" svg:width="9.511cm" svg:height="6.701cm">
          <chartooo:coordinate-region svg:x="1.866cm" svg:y="1.453cm" svg:width="7.843cm" svg:height="5.842cm"/>
          <chart:axis chart:dimension="x" chart:name="primary-x" chart:style-name="ch4" chartooo:axis-type="auto">
            <chartooo:date-scale/>
            <chart:categories table:cell-range-address="specbzip2.E2:specbzip2.E2 specbzip2.E7:specbzip2.E8 specbzip2.E16:specbzip2.E16 specbzip2.E19:specbzip2.E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bzip2.J2:specbzip2.J2 specbzip2.J7:specbzip2.J8 specbzip2.J16:specbzip2.J16 specbzip2.J19:specbzip2.J19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J Στήλη J Στήλη J Στήλη J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pecbzip2.E2:specbzip2.E2 specbzip2.E7:specbzip2.E8 specbzip2.E16:specbzip2.E16 specbzip2.E19:specbzip2.E19</svg:desc>
                </draw:g>
              </table:table-cell>
              <table:table-cell office:value-type="float" office:value="1.68187">
                <text:p>1.68187</text:p>
                <draw:g>
                  <svg:desc>specbzip2.J2:specbzip2.J2 specbzip2.J7:specbzip2.J8 specbzip2.J16:specbzip2.J16 specbzip2.J19:specbzip2.J1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719307">
                <text:p>1.71930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66491">
                <text:p>1.6649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657933">
                <text:p>1.65793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654354">
                <text:p>1.6543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52cm" svg:height="7.697cm" xlink:href=".." xlink:type="simple" chart:class="chart:bar" chart:style-name="ch1">
        <chart:title svg:x="2.392cm" svg:y="0.289cm" chart:style-name="ch2">
          <text:p>L2 (MB) vs CPI</text:p>
        </chart:title>
        <chart:plot-area chart:style-name="ch3" table:cell-range-address="specbzip2.F2:specbzip2.F2 specbzip2.F9:specbzip2.F10 specbzip2.J2:specbzip2.J2 specbzip2.J9:specbzip2.J10" chart:data-source-has-labels="column" svg:x="0.161cm" svg:y="1.231cm" svg:width="7.73cm" svg:height="6.313cm">
          <chartooo:coordinate-region svg:x="1.829cm" svg:y="1.435cm" svg:width="6.062cm" svg:height="5.454cm"/>
          <chart:axis chart:dimension="x" chart:name="primary-x" chart:style-name="ch4" chartooo:axis-type="auto">
            <chartooo:date-scale/>
            <chart:categories table:cell-range-address="specbzip2.F2:specbzip2.F2 specbzip2.F9:specbzip2.F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bzip2.J2:specbzip2.J2 specbzip2.J9:specbzip2.J10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J Στήλη J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pecbzip2.F2:specbzip2.F2 specbzip2.F9:specbzip2.F10</svg:desc>
                </draw:g>
              </table:table-cell>
              <table:table-cell office:value-type="float" office:value="1.68187">
                <text:p>1.68187</text:p>
                <draw:g>
                  <svg:desc>specbzip2.J2:specbzip2.J2 specbzip2.J9:specbzip2.J1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730154">
                <text:p>1.73015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648475">
                <text:p>1.6484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93cm" svg:height="8.566cm" xlink:href=".." xlink:type="simple" chart:class="chart:bar" chart:style-name="ch1">
        <chart:title svg:x="2.812cm" svg:y="0.307cm" chart:style-name="ch2">
          <text:p>L1I (kB) vs CPI</text:p>
        </chart:title>
        <chart:plot-area chart:style-name="ch3" table:cell-range-address="specmcf.B2:specmcf.B4 specmcf.J2:specmcf.J4" chart:data-source-has-labels="column" svg:x="0.177cm" svg:y="1.267cm" svg:width="8.539cm" svg:height="7.128cm">
          <chartooo:coordinate-region svg:x="1.845cm" svg:y="1.47cm" svg:width="6.871cm" svg:height="6.27cm"/>
          <chart:axis chart:dimension="x" chart:name="primary-x" chart:style-name="ch4" chartooo:axis-type="auto">
            <chartooo:date-scale/>
            <chart:categories table:cell-range-address="specmcf.B2:specmcf.B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mcf.J2:specmcf.J4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J</text:p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specmcf.B2:specmcf.B4</svg:desc>
                </draw:g>
              </table:table-cell>
              <table:table-cell office:value-type="float" office:value="1.337784">
                <text:p>1.337784</text:p>
                <draw:g>
                  <svg:desc>specmcf.J2:specmcf.J4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.209631">
                <text:p>1.20963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209303">
                <text:p>1.2093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468cm" svg:height="8.051cm" xlink:href=".." xlink:type="simple" chart:class="chart:bar" chart:style-name="ch1">
        <chart:title svg:x="2.926cm" svg:y="0.297cm" chart:style-name="ch2">
          <text:p>L1I assoc vs CPI</text:p>
        </chart:title>
        <chart:plot-area chart:style-name="ch3" table:cell-range-address="specmcf.C2:specmcf.C2 specmcf.C5:specmcf.C6 specmcf.C15:specmcf.C16 specmcf.J2:specmcf.J2 specmcf.J5:specmcf.J6 specmcf.J15:specmcf.J16" chart:data-source-has-labels="column" svg:x="0.189cm" svg:y="1.247cm" svg:width="9.09cm" svg:height="6.643cm">
          <chartooo:coordinate-region svg:x="1.857cm" svg:y="1.45cm" svg:width="7.422cm" svg:height="5.785cm"/>
          <chart:axis chart:dimension="x" chart:name="primary-x" chart:style-name="ch4" chartooo:axis-type="auto">
            <chartooo:date-scale/>
            <chart:categories table:cell-range-address="specmcf.C2:specmcf.C2 specmcf.C5:specmcf.C6 specmcf.C15:specmcf.C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mcf.J2:specmcf.J2 specmcf.J5:specmcf.J6 specmcf.J15:specmcf.J16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J Στήλη J Στήλη J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pecmcf.C2:specmcf.C2 specmcf.C5:specmcf.C6 specmcf.C15:specmcf.C16</svg:desc>
                </draw:g>
              </table:table-cell>
              <table:table-cell office:value-type="float" office:value="1.337784">
                <text:p>1.337784</text:p>
                <draw:g>
                  <svg:desc>specmcf.J2:specmcf.J2 specmcf.J5:specmcf.J6 specmcf.J15:specmcf.J1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326278">
                <text:p>1.32627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209728">
                <text:p>1.20972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20963">
                <text:p>1.2096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209631">
                <text:p>1.20963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37cm" svg:height="7.515cm" xlink:href=".." xlink:type="simple" chart:class="chart:bar" chart:style-name="ch1">
        <chart:title svg:x="2.79cm" svg:y="0.286cm" chart:style-name="ch2">
          <text:p>L1D (kB) vs CPI</text:p>
        </chart:title>
        <chart:plot-area chart:style-name="ch3" table:cell-range-address="specmcf.D2:specmcf.D2 specmcf.D4:specmcf.D4 specmcf.J2:specmcf.J2 specmcf.J4:specmcf.J4" chart:data-source-has-labels="column" svg:x="0.18cm" svg:y="1.225cm" svg:width="8.677cm" svg:height="6.14cm">
          <chartooo:coordinate-region svg:x="1.848cm" svg:y="1.428cm" svg:width="7.009cm" svg:height="5.282cm"/>
          <chart:axis chart:dimension="x" chart:name="primary-x" chart:style-name="ch4" chartooo:axis-type="auto">
            <chartooo:date-scale/>
            <chart:categories table:cell-range-address="specmcf.D2:specmcf.D2 specmcf.D4:specmcf.D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mcf.J2:specmcf.J2 specmcf.J4:specmcf.J4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pecmcf.D2:specmcf.D2 specmcf.D4:specmcf.D4</svg:desc>
                </draw:g>
              </table:table-cell>
              <table:table-cell office:value-type="float" office:value="1.337784">
                <text:p>1.337784</text:p>
                <draw:g>
                  <svg:desc>specmcf.J2:specmcf.J2 specmcf.J4:specmcf.J4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.209303">
                <text:p>1.20930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855cm" svg:height="8.991cm" xlink:href=".." xlink:type="simple" chart:class="chart:bar" chart:style-name="ch1">
        <chart:title svg:x="2.822cm" svg:y="0.315cm" chart:style-name="ch2">
          <text:p>Cacheline Size (bytes) vs CPI</text:p>
        </chart:title>
        <chart:plot-area chart:style-name="ch3" table:cell-range-address="specsjeng.H2:specsjeng.H2 specsjeng.H13:specsjeng.H14 specsjeng.H17:specsjeng.H20 specsjeng.J2:specsjeng.J2 specsjeng.J13:specsjeng.J14 specsjeng.J17:specsjeng.J20" chart:data-source-has-labels="column" svg:x="0.237cm" svg:y="1.283cm" svg:width="11.381cm" svg:height="7.529cm">
          <chartooo:coordinate-region svg:x="2.092cm" svg:y="1.487cm" svg:width="9.526cm" svg:height="6.67cm"/>
          <chart:axis chart:dimension="x" chart:name="primary-x" chart:style-name="ch4" chartooo:axis-type="auto">
            <chartooo:date-scale/>
            <chart:categories table:cell-range-address="specsjeng.H2:specsjeng.H2 specsjeng.H13:specsjeng.H14 specsjeng.H17:specsjeng.H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sjeng.J2:specsjeng.J2 specsjeng.J13:specsjeng.J14 specsjeng.J17:specsjeng.J20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J Στήλη J Στήλη J</text:p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pecsjeng.H2:specsjeng.H2 specsjeng.H13:specsjeng.H14 specsjeng.H17:specsjeng.H20</svg:desc>
                </draw:g>
              </table:table-cell>
              <table:table-cell office:value-type="float" office:value="10.318732">
                <text:p>10.318732</text:p>
                <draw:g>
                  <svg:desc>specsjeng.J2:specsjeng.J2 specsjeng.J13:specsjeng.J14 specsjeng.J17:specsjeng.J20</svg:desc>
                </draw:g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7.736855">
                <text:p>17.73685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6.831309">
                <text:p>6.83130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5.199911">
                <text:p>5.19991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3.962386">
                <text:p>3.962386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.275387">
                <text:p>3.27538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3.087181">
                <text:p>3.08718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908cm" svg:height="9cm" xlink:href=".." xlink:type="simple" chart:class="chart:bar" chart:style-name="ch1">
        <chart:title svg:x="2.849cm" svg:y="0.316cm" chart:style-name="ch2">
          <text:p>Cacheline Size (bytes) vs CPI</text:p>
        </chart:title>
        <chart:plot-area chart:style-name="ch3" table:cell-range-address="speclibm.H2:speclibm.H2 speclibm.H13:speclibm.H14 speclibm.H17:speclibm.H20 speclibm.J2:speclibm.J2 speclibm.J13:speclibm.J14 speclibm.J17:speclibm.J20" chart:data-source-has-labels="column" svg:x="0.238cm" svg:y="1.285cm" svg:width="11.432cm" svg:height="7.535cm">
          <chartooo:coordinate-region svg:x="1.906cm" svg:y="1.488cm" svg:width="9.764cm" svg:height="6.677cm"/>
          <chart:axis chart:dimension="x" chart:name="primary-x" chart:style-name="ch4" chartooo:axis-type="auto">
            <chartooo:date-scale/>
            <chart:categories table:cell-range-address="speclibm.H2:speclibm.H2 speclibm.H13:speclibm.H14 speclibm.H17:speclibm.H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libm.J2:speclibm.J2 speclibm.J13:speclibm.J14 speclibm.J17:speclibm.J20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J Στήλη J Στήλη J</text:p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peclibm.H2:speclibm.H2 speclibm.H13:speclibm.H14 speclibm.H17:speclibm.H20</svg:desc>
                </draw:g>
              </table:table-cell>
              <table:table-cell office:value-type="float" office:value="3.459115">
                <text:p>3.459115</text:p>
                <draw:g>
                  <svg:desc>speclibm.J2:speclibm.J2 speclibm.J13:speclibm.J14 speclibm.J17:speclibm.J20</svg:desc>
                </draw:g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.650345">
                <text:p>5.65034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.514562">
                <text:p>2.51456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.888624">
                <text:p>1.888624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.593137">
                <text:p>1.59313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.457717">
                <text:p>1.45771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.402007">
                <text:p>1.40200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318cm" svg:height="8.992cm" xlink:href=".." xlink:type="simple" chart:class="chart:bar" chart:style-name="ch1">
        <chart:title svg:x="3.054cm" svg:y="0.315cm" chart:style-name="ch2">
          <text:p>Cacheline Size (bytes) vs CPI</text:p>
        </chart:title>
        <chart:plot-area chart:style-name="ch3" table:cell-range-address="spechmmer.H2:spechmmer.H2 spechmmer.H13:spechmmer.H14 spechmmer.H17:spechmmer.H18 spechmmer.J2:spechmmer.J2 spechmmer.J13:spechmmer.J14 spechmmer.J17:spechmmer.J18" chart:data-source-has-labels="column" svg:x="0.246cm" svg:y="1.283cm" svg:width="11.826cm" svg:height="7.53cm">
          <chartooo:coordinate-region svg:x="1.914cm" svg:y="1.487cm" svg:width="10.158cm" svg:height="6.671cm"/>
          <chart:axis chart:dimension="x" chart:name="primary-x" chart:style-name="ch4" chartooo:axis-type="auto">
            <chartooo:date-scale/>
            <chart:categories table:cell-range-address="spechmmer.H2:spechmmer.H2 spechmmer.H13:spechmmer.H14 spechmmer.H17:spechmmer.H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hmmer.J2:spechmmer.J2 spechmmer.J13:spechmmer.J14 spechmmer.J17:spechmmer.J18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J Στήλη J Στήλη J</text:p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pechmmer.H2:spechmmer.H2 spechmmer.H13:spechmmer.H14 spechmmer.H17:spechmmer.H18</svg:desc>
                </draw:g>
              </table:table-cell>
              <table:table-cell office:value-type="float" office:value="1.274384">
                <text:p>1.274384</text:p>
                <draw:g>
                  <svg:desc>spechmmer.J2:spechmmer.J2 spechmmer.J13:spechmmer.J14 spechmmer.J17:spechmmer.J18</svg:desc>
                </draw:g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286132">
                <text:p>1.28613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.268047">
                <text:p>1.26804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.264872">
                <text:p>1.26487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.267405">
                <text:p>1.26740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